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ext-properties style:font-name="TakaoPGothic" style:font-name-asian="TakaoPGothic1" style:font-name-complex="Lohit Hindi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solid" svg:stroke-width="0.1cm" svg:stroke-color="#000000" draw:marker-start="線の終点_20_1" draw:marker-start-width="0.3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solid" svg:stroke-width="0.1cm" svg:stroke-color="#000000" draw:marker-start="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000000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1.115cm" svg:y1="1.327cm" svg:x2="1.115cm" svg:y2="3.56cm">
            <text:p/>
          </draw:line>
          <draw:line draw:z-index="1" draw:style-name="gr2" draw:text-style-name="P1" svg:x1="9.003cm" svg:y1="1.335cm" svg:x2="9.003cm" svg:y2="3.481cm">
            <text:p/>
          </draw:line>
          <draw:line draw:z-index="2" draw:style-name="gr3" draw:text-style-name="P1" svg:x1="1.046cm" svg:y1="3.547cm" svg:x2="9.059cm" svg:y2="3.547cm">
            <text:p/>
          </draw:line>
          <draw:line draw:z-index="3" draw:style-name="gr1" draw:text-style-name="P1" svg:x1="3.387cm" svg:y1="1.303cm" svg:x2="3.387cm" svg:y2="3.03cm">
            <text:p/>
          </draw:line>
          <draw:line draw:z-index="4" draw:style-name="gr3" draw:text-style-name="P1" svg:x1="3.332cm" svg:y1="3.015cm" svg:x2="8.893cm" svg:y2="3.015cm">
            <text:p/>
          </draw:line>
          <draw:line draw:z-index="5" draw:style-name="gr1" draw:text-style-name="P1" svg:x1="5.479cm" svg:y1="1.25cm" svg:x2="5.479cm" svg:y2="2.471cm">
            <text:p/>
          </draw:line>
          <draw:line draw:z-index="6" draw:style-name="gr3" draw:text-style-name="P1" svg:x1="5.425cm" svg:y1="2.445cm" svg:x2="8.921cm" svg:y2="2.445cm">
            <text:p/>
          </draw:lin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>
            <text:p>a = 0x01</text:p>
          </table:table-cell>
          <table:table-cell table:style-name="ce1" office:value-type="string">
            <text:p>0x02</text:p>
          </table:table-cell>
          <table:table-cell table:style-name="ce1" office:value-type="string">
            <text:p>0x03</text:p>
          </table:table-cell>
          <table:table-cell table:style-name="ce1" office:value-type="string">
            <text:p>&amp;pa = 0x04</text:p>
          </table:table-cell>
          <table:table-cell table:style-name="ce1" office:value-type="string">
            <text:p>0x05</text:p>
          </table:table-cell>
        </table:table-row>
        <table:table-row table:style-name="ro1">
          <table:table-cell table:style-name="ce1" office:value-type="string">
            <text:p>a[0] = 100</text:p>
          </table:table-cell>
          <table:table-cell table:style-name="ce1" office:value-type="string">
            <text:p>a[1] = 100</text:p>
          </table:table-cell>
          <table:table-cell table:style-name="ce1" office:value-type="string">
            <text:p>a[2] = 100</text:p>
          </table:table-cell>
          <table:table-cell table:style-name="ce1" office:value-type="string" table:number-columns-spanned="2" table:number-rows-spanned="1">
            <text:p>pa = 0x01</text:p>
          </table:table-cell>
          <table:covered-table-cell table:style-name="ce3"/>
        </table:table-row>
        <table:table-row table:style-name="ro2"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<text:s text:c="12"/>pa[2]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<text:s text:c="12"/>pa[1]</text:p>
          </table:table-cell>
          <table:table-cell table:number-columns-repeated="3"/>
        </table:table-row>
        <table:table-row table:style-name="ro3">
          <table:table-cell office:value-type="string">
            <text:p><text:s text:c="12"/>pa[0]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10T16:29:58</dc:date>
    <dc:creator>tokai </dc:creator>
    <meta:editing-duration>P0D</meta:editing-duration>
    <meta:editing-cycles>6</meta:editing-cycles>
    <meta:generator>LibreOffice/3.5$Linux_x86 LibreOffice_project/350m1$Build-2</meta:generator>
    <meta:document-statistic meta:table-count="3" meta:cell-count="12" meta:object-count="7"/>
  </office:meta>
</office:document-meta>
</file>